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d502" officeooo:paragraph-rsid="0010d502"/>
    </style:style>
    <style:style style:name="T1" style:family="text">
      <style:text-properties officeooo:rsid="00127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15:46:31.702000000</dc:date>
    <meta:editing-duration>PT4M37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